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782332"/>
    </style:style>
    <style:style style:name="P2" style:family="paragraph" style:parent-style-name="Text_20_body">
      <style:text-properties officeooo:paragraph-rsid="007d616c"/>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text:span></text:span></text:p>
      <text:p text:style-name="Text_20_body"><text:span text:style-name="Strong_20_Emphasis"><text:span text:style-name="T1">Mentor-ship: A Bestowing for Future Generations- Ethical, perfect, and persistent growth and success in life can be found only through mentorship. </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Our ancient system is a mentor-disciple relationship where quality is long-lasting. Throughout history, mentorship has played an essential role in human development. Like a thread binding generations, it weaves tales of experience, insights, and shared wisdom. Whether within academic halls or professional domains, the legacy of mentorship shines brightly. Mentors' vast experience and expertise enable people and communities to excel in their respective industries. Catering to young minds, often in vulnerable settings, these initiatives present exemplary role model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This essay delves into the multifaceted realm of mentorship, examining its manifold benefits, recounting personal experiences, and celebrating its transformative power. </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oft-page-break/><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My Mentorship Journey</text:span></text:span></text:p>
      <text:p text:style-name="Text_20_body"><text:span text:style-name="Strong_20_Emphasis"><text:span text:style-name="T1"/></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 in my evolutionary journey. My parents always acted as steps on the ladder and Big Brother as a side rail. Family consistently helps me to make good decisions in life. They believed in my abilities which is helping me to boost my self-confidence. The support and encouragement from them motivates me to tackle more significant challenges. I always marveled at the selfless and visionary mentors of my life. My teachers, professors, and friends are also my mentors in life. Mentors' invaluable suggestions, advice, and care played a vital role in my life. Mentors helped me to set clear, achievable goals and provide strategies and resources to meet them. The mentors always provided me with guidance, support, and encouragement, and epitomized mentorship's grandeur. These bonds, often forged through mentorship, evolve into lifelong connections, positively influencing people. In addition to my parents, brothers, professors, and mentors, I had others during my journey. I was also motivated by a variety of role models, such as well-known people or local authorities who acted as beacons and accomplished things that seemed unattainable in special ways. I greatly respect these people. </text:span></text:span></text:p>
      <text:p text:style-name="Text_20_body"><text:soft-page-break/><text:span text:style-name="Strong_20_Emphasis"><text:span text:style-name="T1"><text:s/></text:span></text:span></text:p>
      <text:p text:style-name="Text_20_body"><text:span text:style-name="Strong_20_Emphasis"><text:span text:style-name="T1">As a mentor</text:span></text:span></text:p>
      <text:p text:style-name="Text_20_body"><text:span text:style-name="Strong_20_Emphasis"><text:span text:style-name="T1">I love to be a mentee to others because I learned a lot of things from my mentors. I follow the giving back to society concept as it is beneficial for younger generations. I am a mentor for my younger brothers, sisters, and friends. I am very felicitous to teach others. I observe different thought processes and innovative ideas from them, and I get an opportunity to learn 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text:span></text:span></text:p>
      <text:p text:style-name="Text_20_body"><text:span text:style-name="Strong_20_Emphasis"><text:span text:style-name="T1"/></text:span></text:p>
      <text:p text:style-name="Text_20_body"><text:span text:style-name="Strong_20_Emphasis"><text:span text:style-name="T1">Conclusion</text:span></text:span></text:p>
      <text:p text:style-name="Text_20_body"><text:span text:style-name="Strong_20_Emphasis"><text:span text:style-name="T1">Mentorship is a bond, a commitment, and a responsibility. It is a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text:span></text:span></text:p>
      <text:p text:style-name="Text_20_body"><text:span text:style-name="Strong_20_Emphasis"><text:span text:style-name="T1"><text:s/></text:span></text:span></text:p>
      <text:p text:style-name="Text_20_body"><text:span text:style-name="Strong_20_Emphasis"><text:span text:style-name="T1"><text:s/>Thank you for a great opportunity that reminds me how much debt I am to all.</text:span></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30T11:53:21.188845154</dc:date>
    <meta:editing-duration>P1DT14H34M14S</meta:editing-duration>
    <meta:editing-cycles>80</meta:editing-cycles>
    <meta:generator>LibreOffice/6.4.7.2$Linux_X86_64 LibreOffice_project/40$Build-2</meta:generator>
    <meta:document-statistic meta:table-count="0" meta:image-count="0" meta:object-count="0" meta:page-count="3" meta:paragraph-count="35" meta:word-count="1026" meta:character-count="6934" meta:non-whitespace-character-count="5917"/>
  </office:meta>
</office:document-meta>
</file>